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fo:font-weight="normal" officeooo:rsid="0022a737" officeooo:paragraph-rsid="0022a737" style:font-size-asian="15pt" style:font-weight-asian="normal" style:font-size-complex="15pt" style:font-weight-complex="normal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style:font-name="Courier New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Courier New" fo:font-size="13pt" style:font-size-asian="13pt" style:font-size-complex="13pt"/>
    </style:style>
    <style:style style:name="P6" style:family="paragraph">
      <loext:graphic-properties draw:fill-color="#83caff"/>
    </style:style>
    <style:style style:name="P7" style:family="paragraph">
      <style:paragraph-properties fo:text-align="center"/>
      <style:text-properties fo:color="#ffffff"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060" style:font-weight-asian="bold" style:font-weight-complex="bold"/>
    </style:style>
    <style:style style:name="T3" style:family="text">
      <style:text-properties style:font-name="Courier New" fo:font-size="15pt" style:font-size-asian="13pt" style:font-size-complex="15pt"/>
    </style:style>
    <style:style style:name="T4" style:family="text">
      <style:text-properties style:font-name="Courier New" fo:font-size="13pt" style:font-size-asian="13pt" style:font-size-complex="13pt"/>
    </style:style>
    <style:style style:name="T5" style:family="text">
      <style:text-properties fo:color="#ffff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4pt" style:font-size-asian="14pt" style:font-size-complex="14pt"/>
    </style:style>
    <style:style style:name="gr1" style:family="graphic">
      <style:graphic-properties draw:fill="none" draw:textarea-horizontal-align="justify" draw:textarea-vertical-align="middle" draw:auto-grow-height="false" fo:min-height="12.061cm" fo:min-width="6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83caff" draw:textarea-horizontal-align="justify" draw:textarea-vertical-align="middle" draw:auto-grow-height="false" fo:min-height="7.512cm" fo:min-width="5.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3.3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6.218cm" fo:min-width="13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custom-shape text:anchor-type="paragraph" draw:z-index="0" draw:name="Shape1" draw:style-name="gr1" draw:text-style-name="P2" svg:width="6.439cm" svg:height="12.062cm" svg:x="0.376cm" svg:y="12.095cm"><text:p/><draw:enhanced-geometry svg:viewBox="0 0 21600 21600" draw:type="rectangle" draw:enhanced-path="M 0 0 L 21600 0 21600 21600 0 21600 0 0 Z N"/></draw:custom-shape><draw:frame text:anchor-type="paragraph" draw:z-index="1" draw:name="Shape7" draw:style-name="gr2" draw:text-style-name="P3" svg:width="5.866cm" svg:height="0.696cm" svg:x="0.617cm" svg:y="12.37cm"><draw:text-box><text:p><text:span text:style-name="T3">Logo of CLUB-E12</text:span></text:p></draw:text-box></draw:frame><draw:line text:anchor-type="paragraph" draw:z-index="2" draw:name="Shape11" draw:style-name="gr3" draw:text-style-name="P4" svg:x1="0.376cm" svg:y1="13.176cm" svg:x2="6.814cm" svg:y2="13.132cm"><text:p/></draw:line><draw:frame text:anchor-type="paragraph" draw:z-index="3" draw:name="Shape7" draw:style-name="gr4" draw:text-style-name="P5" svg:width="2.052cm" svg:height="0.75cm" svg:x="0.683cm" svg:y="14.355cm"><draw:text-box><text:p><text:span text:style-name="T4">Login</text:span></text:p></draw:text-box></draw:frame><draw:line text:anchor-type="paragraph" draw:z-index="4" draw:name="Shape11" draw:style-name="gr5" draw:text-style-name="P4" svg:x1="0.376cm" svg:y1="14.058cm" svg:x2="6.814cm" svg:y2="14.014cm"><text:p/></draw:line><draw:frame text:anchor-type="paragraph" draw:z-index="5" draw:name="Shape7" draw:style-name="gr6" draw:text-style-name="P5" svg:width="2.052cm" svg:height="0.595cm" svg:x="0.617cm" svg:y="13.287cm"><draw:text-box><text:p><text:span text:style-name="T4">Welcome</text:span></text:p></draw:text-box></draw:frame><draw:line text:anchor-type="paragraph" draw:z-index="6" draw:name="Shape11" draw:style-name="gr5" draw:text-style-name="P4" svg:x1="0.376cm" svg:y1="15.028cm" svg:x2="6.814cm" svg:y2="14.984cm"><text:p/></draw:line><draw:line text:anchor-type="paragraph" draw:z-index="7" draw:name="Shape11" draw:style-name="gr5" draw:text-style-name="P4" svg:x1="0.376cm" svg:y1="16.042cm" svg:x2="6.814cm" svg:y2="15.998cm"><text:p/></draw:line><draw:frame text:anchor-type="paragraph" draw:z-index="8" draw:name="Shape7" draw:style-name="gr7" draw:text-style-name="P5" svg:width="4.677cm" svg:height="1.043cm" svg:x="0.639cm" svg:y="15.293cm"><draw:text-box><text:p><text:span text:style-name="T4">Sub - Navigation</text:span></text:p></draw:text-box></draw:frame><draw:custom-shape text:anchor-type="paragraph" draw:z-index="9" draw:name="Shape12" draw:style-name="gr8" draw:text-style-name="P6" svg:width="5.71cm" svg:height="7.513cm" svg:x="0.728cm" svg:y="16.335cm"><text:p/><draw:enhanced-geometry svg:viewBox="0 0 21600 21600" draw:type="rectangle" draw:enhanced-path="M 0 0 L 21600 0 21600 21600 0 21600 0 0 Z N"/></draw:custom-shape><draw:frame text:anchor-type="paragraph" draw:z-index="10" draw:name="Shape13" draw:style-name="gr9" draw:text-style-name="P8" svg:width="4.301cm" svg:height="3.396cm" svg:x="1.411cm" svg:y="17.477cm"><draw:text-box><text:p text:style-name="P7"><text:span text:style-name="T5">Logo AND</text:span></text:p><text:p text:style-name="P7"><text:span text:style-name="T5">Welcome</text:span></text:p><text:p text:style-name="P7"><text:span text:style-name="T5">Image</text:span></text:p></draw:text-box></draw:frame></text:p>
      <text:p text:style-name="P1"><draw:custom-shape text:anchor-type="paragraph" draw:z-index="11" draw:name="Shape2" draw:style-name="gr10" draw:text-style-name="P9" svg:width="13.847cm" svg:height="6.218cm" svg:x="1.478cm" svg:y="1.993cm"><text:p/><draw:enhanced-geometry svg:viewBox="0 0 21600 21600" draw:type="rectangle" draw:enhanced-path="M 0 0 L 21600 0 21600 21600 0 21600 0 0 Z N"/></draw:custom-shape><draw:frame text:anchor-type="paragraph" draw:z-index="12" draw:name="Shape3" draw:style-name="gr11" draw:text-style-name="P10" svg:width="4.631cm" svg:height="1.742cm" svg:x="4.233cm" svg:y="9.248cm"><draw:text-box><text:p><text:span text:style-name="T6">Portrait orientation :</text:span></text:p></draw:text-box></draw:frame><draw:frame text:anchor-type="paragraph" draw:z-index="13" draw:name="Shape4" draw:style-name="gr12" draw:text-style-name="P11" svg:width="9.261cm" svg:height="1.676cm" svg:x="4.124cm" svg:y="4.154cm"><draw:text-box><text:p>Same as Portrait – see next sketch</text:p></draw:text-box></draw:frame><text:span text:style-name="T2">Unified</text:span> Skeleton – Landscape and Portra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AT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18:49:33.447000000</dc:date>
    <meta:editing-duration>PT20H27M12S</meta:editing-duration>
    <meta:editing-cycles>3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1" meta:word-count="5" meta:character-count="41" meta:non-whitespace-character-count="36"/>
  </office:meta>
</office:document-meta>
</file>